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Didot" svg:font-family="Didot" style:font-family-generic="roman"/>
    <style:font-face style:name="ヒラギノ明朝 Pro W3" svg:font-family="'ヒラギノ明朝 Pro W3'" style:font-family-generic="roman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ender_20_Info" style:master-page-name="Standard">
      <style:text-properties style:font-name-asian="ヒラギノ明朝 Pro W3"/>
    </style:style>
    <style:style style:name="P2" style:family="paragraph" style:parent-style-name="Sender_20_Info">
      <style:text-properties style:font-name-asian="ヒラギノ明朝 Pro W3"/>
    </style:style>
    <style:style style:name="P3" style:family="paragraph" style:parent-style-name="Addressee_20_Info">
      <style:text-properties style:font-name-asian="ヒラギノ明朝 Pro W3"/>
    </style:style>
    <style:style style:name="P4" style:family="paragraph" style:parent-style-name="Body">
      <style:text-properties style:font-name-asian="ヒラギノ明朝 Pro W3"/>
    </style:style>
    <style:style style:name="P5" style:family="paragraph" style:parent-style-name="Body" style:list-style-name="WW8Num2">
      <style:text-properties style:font-name-asian="ヒラギノ明朝 Pro W3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2 Ravensworth Gardens</text:p>
      <text:p text:style-name="P2">Cambridge</text:p>
      <text:p text:style-name="P2">CB1 2XN</text:p>
      <text:p text:style-name="Sender_20_Info"/>
      <text:p text:style-name="Body"/>
      <text:p text:style-name="Body"><text:date style:data-style-name="N76" text:date-value="2007-08-05T17:45:46.99">August 5, 2007</text:date></text:p>
      <text:p text:style-name="P3">Glenn Jones</text:p>
      <text:p text:style-name="P3">British Caving Association</text:p>
      <text:p text:style-name="P3">The Old Methodist Chapel</text:p>
      <text:p text:style-name="P3">Great Hucklow</text:p>
      <text:p text:style-name="P3">Buxton</text:p>
      <text:p text:style-name="P3">Derbyshire</text:p>
      <text:p text:style-name="P3">SK17 8RG</text:p>
      <text:p text:style-name="Addressee_20_Info"/>
      <text:p text:style-name="P4">Dear Glenn,</text:p>
      <text:p text:style-name="P4">I enclose an update to the insurance details for Cambridge University Caving Club.</text:p>
      <text:list text:style-name="WW8Num2">
        <text:list-item>
          <text:p text:style-name="P5">Rachel Villnow is a new member, joining in the second quarter of 2007. Payment of £6 is enclosed for her membership.</text:p>
        </text:list-item>
        <text:list-item>
          <text:p text:style-name="P5">Tom Handford was mistakenly included as a new member for the fourth quarter of 2006. He actually became a member during the first quarter of 2006; payment is enclosed for the difference of £6.</text:p>
        </text:list-item>
      </text:list>
      <text:p text:style-name="P4">Yours sincerely,</text:p>
      <text:p text:style-name="Body"/>
      <text:p text:style-name="Body"/>
      <text:p text:style-name="Body">John Bill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Didot" svg:font-family="Didot" style:font-family-generic="roman"/>
    <style:font-face style:name="ヒラギノ明朝 Pro W3" svg:font-family="'ヒラギノ明朝 Pro W3'" style:font-family-generic="roman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Bitstream Vera Serif" fo:font-size="12pt" fo:language="en" fo:country="GB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er_20__26__20_Footer" style:display-name="Header &amp; Footer" style:family="paragraph">
      <style:paragraph-properties fo:margin-left="0cm" fo:margin-right="0cm" fo:margin-top="0cm" fo:margin-bottom="0.318cm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7pt" fo:letter-spacing="normal" fo:language="en" fo:country="US" fo:font-style="normal" style:text-underline-style="none" fo:font-weight="bold" style:letter-kerning="true" style:font-name-asian="Didot" style:font-size-asian="7pt" style:font-style-asian="normal" style:font-weight-asian="bold" style:font-name-complex="Times New Roman" style:font-size-complex="10pt" text:display="none" fo:hyphenate="false" fo:hyphenation-remain-char-count="2" fo:hyphenation-push-char-count="2"/>
    </style:style>
    <style:style style:name="Sender_20_Info" style:display-name="Sender Info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true" fo:hyphenation-remain-char-count="2" fo:hyphenation-push-char-count="2"/>
    </style:style>
    <style:style style:name="Body" style:family="paragraph">
      <style:paragraph-properties fo:margin-left="0cm" fo:margin-right="0cm" fo:margin-top="0cm" fo:margin-bottom="0.318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false" fo:hyphenation-remain-char-count="2" fo:hyphenation-push-char-count="2"/>
    </style:style>
    <style:style style:name="Addressee_20_Info" style:display-name="Addressee Info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false" fo:hyphenation-remain-char-count="2" fo:hyphenation-push-char-count="2"/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•">
        <style:text-properties style:font-name="Bitstream Vera Serif"/>
      </text:list-level-style-bullet>
      <text:list-level-style-bullet text:level="2" text:style-name="WW8Num1z0" style:num-suffix="." text:bullet-char="•">
        <style:text-properties style:font-name="Bitstream Vera Serif"/>
      </text:list-level-style-bullet>
      <text:list-level-style-bullet text:level="3" text:style-name="WW8Num1z0" style:num-suffix="." text:bullet-char="•">
        <style:text-properties style:font-name="Bitstream Vera Serif"/>
      </text:list-level-style-bullet>
      <text:list-level-style-bullet text:level="4" text:style-name="WW8Num1z0" style:num-suffix="." text:bullet-char="•">
        <style:text-properties style:font-name="Bitstream Vera Serif"/>
      </text:list-level-style-bullet>
      <text:list-level-style-bullet text:level="5" text:style-name="WW8Num1z0" style:num-suffix="." text:bullet-char="•">
        <style:text-properties style:font-name="Bitstream Vera Serif"/>
      </text:list-level-style-bullet>
      <text:list-level-style-bullet text:level="6" text:style-name="WW8Num1z0" style:num-suffix="." text:bullet-char="•">
        <style:text-properties style:font-name="Bitstream Vera Serif"/>
      </text:list-level-style-bullet>
      <text:list-level-style-bullet text:level="7" text:style-name="WW8Num1z0" style:num-suffix="." text:bullet-char="•">
        <style:text-properties style:font-name="Bitstream Vera Serif"/>
      </text:list-level-style-bullet>
      <text:list-level-style-bullet text:level="8" text:style-name="WW8Num1z0" style:num-suffix="." text:bullet-char="•">
        <style:text-properties style:font-name="Bitstream Vera Serif"/>
      </text:list-level-style-bullet>
      <text:list-level-style-bullet text:level="9" text:style-name="WW8Num1z0" style:num-suffix="." text:bullet-char="•">
        <style:text-properties style:font-name="Bitstream Vera Serif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•">
        <style:text-properties style:font-name="Bitstream Vera Serif"/>
      </text:list-level-style-bullet>
      <text:list-level-style-bullet text:level="2" text:style-name="WW8Num2z0" style:num-suffix="." text:bullet-char="•">
        <style:text-properties style:font-name="Bitstream Vera Serif"/>
      </text:list-level-style-bullet>
      <text:list-level-style-bullet text:level="3" text:style-name="WW8Num2z0" style:num-suffix="." text:bullet-char="•">
        <style:text-properties style:font-name="Bitstream Vera Serif"/>
      </text:list-level-style-bullet>
      <text:list-level-style-bullet text:level="4" text:style-name="WW8Num2z0" style:num-suffix="." text:bullet-char="•">
        <style:text-properties style:font-name="Bitstream Vera Serif"/>
      </text:list-level-style-bullet>
      <text:list-level-style-bullet text:level="5" text:style-name="WW8Num2z0" style:num-suffix="." text:bullet-char="•">
        <style:text-properties style:font-name="Bitstream Vera Serif"/>
      </text:list-level-style-bullet>
      <text:list-level-style-bullet text:level="6" text:style-name="WW8Num2z0" style:num-suffix="." text:bullet-char="•">
        <style:text-properties style:font-name="Bitstream Vera Serif"/>
      </text:list-level-style-bullet>
      <text:list-level-style-bullet text:level="7" text:style-name="WW8Num2z0" style:num-suffix="." text:bullet-char="•">
        <style:text-properties style:font-name="Bitstream Vera Serif"/>
      </text:list-level-style-bullet>
      <text:list-level-style-bullet text:level="8" text:style-name="WW8Num2z0" style:num-suffix="." text:bullet-char="•">
        <style:text-properties style:font-name="Bitstream Vera Serif"/>
      </text:list-level-style-bullet>
      <text:list-level-style-bullet text:level="9" text:style-name="WW8Num2z0" style:num-suffix="." text:bullet-char="•">
        <style:text-properties style:font-name="Bitstream Vera Serif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cm" fo:page-height="29.699cm" style:num-format="1" style:print-orientation="landscape" fo:margin-top="1.251cm" fo:margin-bottom="1.251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pm1">
      <style:header>
        <text:p text:style-name="Header_20__26__20_Footer"/>
      </style:header>
      <style:header-left>
        <text:p text:style-name="Header_20__26__20_Footer"/>
      </style:header-left>
      <style:footer>
        <text:p text:style-name="Header_20__26__20_Footer"/>
      </style:footer>
      <style:footer-left>
        <text:p text:style-name="Header_20__26__20_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1$Build-8990</meta:generator>
    <meta:creation-date>2007-08-05T17:45:34</meta:creation-date>
    <dc:date>2007-08-05T17:45:34</dc: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95" meta:character-count="567"/>
  </office:meta>
</office:document-meta>
</file>